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07c88" officeooo:paragraph-rsid="00007c88"/>
    </style:style>
    <style:style style:name="P2" style:family="paragraph" style:parent-style-name="Standard">
      <style:text-properties fo:language="de" fo:country="DE" officeooo:rsid="00035e38" officeooo:paragraph-rsid="00035e38"/>
    </style:style>
    <style:style style:name="P3" style:family="paragraph" style:parent-style-name="Standard">
      <style:text-properties officeooo:paragraph-rsid="000121e4"/>
    </style:style>
    <style:style style:name="P4" style:family="paragraph" style:parent-style-name="Standard">
      <style:text-properties officeooo:rsid="0005088a" officeooo:paragraph-rsid="0005088a"/>
    </style:style>
    <style:style style:name="P5" style:family="paragraph" style:parent-style-name="Standard" style:list-style-name="L1">
      <style:text-properties fo:language="de" fo:country="DE" officeooo:rsid="00007c88" officeooo:paragraph-rsid="00007c88"/>
    </style:style>
    <style:style style:name="P6" style:family="paragraph" style:parent-style-name="Standard" style:list-style-name="L2">
      <style:text-properties fo:language="de" fo:country="DE" officeooo:rsid="00007c88" officeooo:paragraph-rsid="00007c88"/>
    </style:style>
    <style:style style:name="P7" style:family="paragraph" style:parent-style-name="Standard" style:list-style-name="L3">
      <style:text-properties fo:language="de" fo:country="DE" officeooo:rsid="00007c88" officeooo:paragraph-rsid="00007c88"/>
    </style:style>
    <style:style style:name="P8" style:family="paragraph" style:parent-style-name="Standard" style:list-style-name="L4">
      <style:text-properties fo:language="de" fo:country="DE" officeooo:rsid="00007c88" officeooo:paragraph-rsid="00007c88"/>
    </style:style>
    <style:style style:name="P9" style:family="paragraph" style:parent-style-name="Standard">
      <style:text-properties fo:language="de" fo:country="DE" officeooo:rsid="00007c88" officeooo:paragraph-rsid="00007c88"/>
    </style:style>
    <style:style style:name="P10" style:family="paragraph" style:parent-style-name="Standard">
      <style:text-properties fo:language="de" fo:country="DE" officeooo:rsid="0002c37c" officeooo:paragraph-rsid="000121e4"/>
    </style:style>
    <style:style style:name="P11" style:family="paragraph" style:parent-style-name="Standard">
      <style:text-properties fo:language="de" fo:country="DE" officeooo:rsid="00035e38" officeooo:paragraph-rsid="00035e38"/>
    </style:style>
    <style:style style:name="P12" style:family="paragraph" style:parent-style-name="Standard" style:list-style-name="L5">
      <style:text-properties fo:language="de" fo:country="DE" officeooo:rsid="00035e38" officeooo:paragraph-rsid="00035e38"/>
    </style:style>
    <style:style style:name="P13" style:family="paragraph" style:parent-style-name="Standard">
      <style:text-properties fo:language="de" fo:country="DE" officeooo:rsid="0005088a" officeooo:paragraph-rsid="0005088a"/>
    </style:style>
    <style:style style:name="P14" style:family="paragraph" style:parent-style-name="Standard">
      <style:text-properties fo:language="de" fo:country="DE" officeooo:rsid="0006f6d4" officeooo:paragraph-rsid="0005088a"/>
    </style:style>
    <style:style style:name="P15" style:family="paragraph" style:parent-style-name="Standard">
      <style:text-properties fo:language="de" fo:country="DE" officeooo:rsid="00072a71" officeooo:paragraph-rsid="00072a71"/>
    </style:style>
    <style:style style:name="T1" style:family="text">
      <style:text-properties fo:language="de" fo:country="DE"/>
    </style:style>
    <style:style style:name="T2" style:family="text">
      <style:text-properties fo:language="de" fo:country="DE" officeooo:rsid="000121e4"/>
    </style:style>
    <style:style style:name="T3" style:family="text">
      <style:text-properties fo:language="de" fo:country="DE" officeooo:rsid="0002c37c"/>
    </style:style>
    <style:style style:name="T4" style:family="text">
      <style:text-properties fo:language="de" fo:country="DE" officeooo:rsid="0006f6d4"/>
    </style:style>
    <style:style style:name="T5" style:family="text">
      <style:text-properties officeooo:rsid="00075a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ext:p text:style-name="P1">Reichspräsident</text:p>
      <text:list xml:id="list403127659" text:style-name="L1">
        <text:list-item>
          <text:p text:style-name="P5">ist Oberbefehlshaber Reichswehr</text:p>
        </text:list-item>
        <text:list-item>
          <text:p text:style-name="P5">ernennt Reichsgericht</text:p>
        </text:list-item>
        <text:list-item>
          <text:p text:style-name="P5">ernennt und entlässt Reichsregierung</text:p>
        </text:list-item>
        <text:list-item>
          <text:p text:style-name="P5">löst Reichstag auf</text:p>
        </text:list-item>
        <text:list-item>
          <text:p text:style-name="P5">kann Notverordnung verhängen und Gesetz erlassen</text:p>
        </text:list-item>
        <text:list-item>
          <text:p text:style-name="P5">wird von Männern und Frauen im alter von 20 Jahren oder Älter gewählt auf 7 Jahre</text:p>
        </text:list-item>
      </text:list>
      <text:p text:style-name="P1">Reichsregierung</text:p>
      <text:list xml:id="list693966191" text:style-name="L2">
        <text:list-item>
          <text:p text:style-name="P6">besteht aus Kanzler und Ministern</text:p>
        </text:list-item>
        <text:list-item>
          <text:p text:style-name="P6">Verantwortlich für Reichstag</text:p>
        </text:list-item>
        <text:list-item>
          <text:p text:style-name="P6">kann Gesetzes entwürfe machen</text:p>
        </text:list-item>
      </text:list>
      <text:p text:style-name="P1">Reichstag</text:p>
      <text:list xml:id="list1480776986" text:style-name="L3">
        <text:list-item>
          <text:p text:style-name="P7">Wird auf 4 Jahre gewählt</text:p>
        </text:list-item>
        <text:list-item>
          <text:p text:style-name="P7">Vertrauen an Reichsregierung</text:p>
        </text:list-item>
        <text:list-item>
          <text:p text:style-name="P7">Verabschieden und entwirft Gesetze</text:p>
        </text:list-item>
      </text:list>
      <text:p text:style-name="P1">Reichsrat</text:p>
      <text:list xml:id="list1348570294" text:style-name="L4">
        <text:list-item>
          <text:p text:style-name="P8">Vertreter der Länder</text:p>
        </text:list-item>
        <text:list-item>
          <text:p text:style-name="P8">wird gewählt</text:p>
        </text:list-item>
        <text:list-item>
          <text:p text:style-name="P8">Einspruchsrecht</text:p>
        </text:list-item>
      </text:list>
      <text:p text:style-name="P1"/>
      <text:p text:style-name="P15">Volksentscheide</text:p>
      <text:p text:style-name="P1"/>
      <text:p text:style-name="P2">2.</text:p>
      <text:p text:style-name="P3"><text:span text:style-name="T2">Ein Staat kann im Innern nicht frei und demokratisch sein wenn er von ausen unterdrückt, ausgeschlossen und unfrei ist. </text:span><text:span text:style-name="T3">Durch die „Ketten“ des Versaillervertrages ist das Land so eingeschränkt, dass es im inneren zu Putschs und Rechten Aufständen kommt.</text:span></text:p>
      <text:p text:style-name="P10"/>
      <text:p text:style-name="P2">3.</text:p>
      <text:list xml:id="list2988642663" text:style-name="L5">
        <text:list-item>
          <text:p text:style-name="P12">Betriebsräte</text:p>
        </text:list-item>
        <text:list-item>
          <text:p text:style-name="P12">Achtstundentage</text:p>
        </text:list-item>
        <text:list-item>
          <text:p text:style-name="P12">Arbeitslosenversicherung</text:p>
        </text:list-item>
        <text:list-item>
          <text:p text:style-name="P12">Mieterschutz</text:p>
        </text:list-item>
        <text:list-item>
          <text:p text:style-name="P12">So<text:span text:style-name="T5">z</text:span>ialwohnungsbau</text:p>
        </text:list-item>
        <text:list-item>
          <text:p text:style-name="P12">Armenfürsorge</text:p>
        </text:list-item>
        <text:list-item>
          <text:p text:style-name="P12">Grundgesetze</text:p>
        </text:list-item>
        <text:list-item>
          <text:p text:style-name="P12">Anerkennung der Völkerrechte</text:p>
        </text:list-item>
      </text:list>
      <text:p text:style-name="P13">4.</text:p>
      <text:p text:style-name="P4"><text:span text:style-name="T1">Dieser Text ist eher Kritisch gegenüber Hindenburg und der Monarchistischen Bewegung und ist somit eher Links. Er sagt im Text z.B. das die Wahl eigentlich nur ein Intelligenz Test sei und das die Hälfte der Bevölkerung durch die Wahl Hindenburgs durch gefallen sei. </text:span><text:span text:style-name="T4">Er begründet dies mit damit das es dumm sei die gleichen Leute zu wählen die dem Volk unglück bringen.</text:span></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19-11-04T10:21:18.215000000</dc:date>
    <meta:editing-duration>PT57M33S</meta:editing-duration>
    <meta:editing-cycles>8</meta:editing-cycles>
    <meta:document-statistic meta:table-count="0" meta:image-count="0" meta:object-count="0" meta:page-count="1" meta:paragraph-count="34" meta:word-count="207" meta:character-count="1307" meta:non-whitespace-character-count="1157"/>
  </office:meta>
</office:document-meta>
</file>